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15cm" fo:min-width="4.5cm"/>
    </style:style>
    <style:style style:name="gr2" style:family="graphic" style:parent-style-name="standard">
      <style:graphic-properties draw:textarea-horizontal-align="justify" draw:textarea-vertical-align="middle" draw:auto-grow-height="false" fo:min-height="1.55cm" fo:min-width="1.4cm"/>
    </style:style>
    <style:style style:name="gr3" style:family="graphic" style:parent-style-name="standard">
      <style:graphic-properties draw:stroke="none" svg:stroke-color="#000000" draw:fill="solid" draw:fill-color="#ffffcc" draw:auto-grow-height="true" draw:auto-grow-width="false" fo:max-height="0cm" fo:min-height="0cm"/>
    </style:style>
    <style:style style:name="gr4" style:family="graphic" style:parent-style-name="standard">
      <style:graphic-properties svg:stroke-color="#3465a4" draw:marker-end="Arrow" draw:textarea-vertical-align="middle"/>
    </style:style>
    <style:style style:name="gr5" style:family="graphic" style:parent-style-name="standard">
      <style:graphic-properties svg:stroke-color="#3465a4" draw:marker-end="Arrow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fo:font-size="10pt" style:font-size-asian="18pt" style:font-size-complex="18pt"/>
    </style:style>
    <style:style style:name="P4" style:family="paragraph">
      <loext:graphic-properties draw:fill="solid" draw:fill-color="#ffffcc"/>
      <style:text-properties fo:font-size="10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8pt" style:font-size-complex="18pt"/>
    </style:style>
    <style:style style:name="P6" style:family="paragraph">
      <loext:graphic-properties draw:fill="solid" draw:fill-color="#ffffcc"/>
      <style:paragraph-properties fo:text-align="start"/>
      <style:text-properties fo:font-size="10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5" draw:id="id5" draw:layer="layout" svg:width="5cm" svg:height="1.4cm" svg:x="6.2cm" svg:y="3.4cm">
          <text:p text:style-name="P1"><text:span text:style-name="T1">Le client a une </text:span></text:p>
          <text:p text:style-name="P1"><text:span text:style-name="T1">réclamation à formul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3.8cm" svg:height="3.6cm" svg:x="12.2cm" svg:y="4.8cm">
          <text:p text:style-name="P2"><text:span text:style-name="T2">Le </text:span></text:p>
          <text:p text:style-name="P2"><text:span text:style-name="T2">questionnaire </text:span></text:p>
          <text:p text:style-name="P2"><text:span text:style-name="T2">de satisfaction </text:span></text:p>
          <text:p text:style-name="P2"><text:span text:style-name="T2">A t’il déjà </text:span></text:p>
          <text:p text:style-name="P2"><text:span text:style-name="T2">été envoyé</text:span><text:span text:style-name="T3">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xml:id="id2" draw:id="id2" draw:layer="layout" svg:width="4.6cm" svg:height="2.221cm" svg:x="7cm" svg:y="7.379cm">
          <draw:text-box>
            <text:p text:style-name="P3"><text:span text:style-name="T3">Le client contacte le chargé d’affaire (mel, téléphone) et l’informe qu’il a une réclamation à formuler</text:span></text:p>
          </draw:text-box>
        </draw:frame>
        <draw:frame draw:style-name="gr3" draw:text-style-name="P6" xml:id="id3" draw:id="id3" draw:layer="layout" svg:width="4.6cm" svg:height="1.827cm" svg:x="7cm" svg:y="10.4cm">
          <draw:text-box>
            <text:p text:style-name="P5"><text:span text:style-name="T3">Le chargé d’affaire saisit le RQD qui fait ouvrir une fiche de satisfaction dans l’outil web dédié</text:span></text:p>
          </draw:text-box>
        </draw:frame>
        <draw:connector draw:style-name="gr4" draw:text-style-name="P7" draw:layer="layout" svg:x1="12.2cm" svg:y1="6.6cm" svg:x2="9.3cm" svg:y2="7.379cm" draw:start-shape="id1" draw:start-glue-point="5" draw:end-shape="id2" draw:end-glue-point="0" svg:d="M12200 6600h-2900v779" svg:viewBox="0 0 2901 780">
          <text:p text:style-name="P7">NON</text:p>
        </draw:connector>
        <draw:connector draw:style-name="gr5" draw:text-style-name="P7" draw:layer="layout" svg:x1="9.3cm" svg:y1="9.6cm" svg:x2="9.3cm" svg:y2="10.4cm" draw:start-shape="id2" draw:start-glue-point="2" draw:end-shape="id3" draw:end-glue-point="0" svg:d="M9300 9600v800" svg:viewBox="0 0 1 801">
          <text:p/>
        </draw:connector>
        <draw:frame draw:style-name="gr3" draw:text-style-name="P6" xml:id="id4" draw:id="id4" draw:layer="layout" svg:width="4.6cm" svg:height="1.433cm" svg:x="16.2cm" svg:y="8.567cm">
          <draw:text-box>
            <text:p text:style-name="P5"><text:span text:style-name="T3">Le client utilise la fiche de satisfaction pour exprimer sa réclamation</text:span></text:p>
          </draw:text-box>
        </draw:frame>
        <draw:connector draw:style-name="gr4" draw:text-style-name="P7" draw:layer="layout" svg:x1="16cm" svg:y1="6.6cm" svg:x2="18.5cm" svg:y2="8.567cm" draw:start-shape="id1" draw:start-glue-point="7" draw:end-shape="id4" svg:d="M16000 6600h2500v1967" svg:viewBox="0 0 2501 1968">
          <text:p text:style-name="P7">OUI</text:p>
        </draw:connector>
        <draw:connector draw:style-name="gr5" draw:text-style-name="P7" draw:layer="layout" svg:x1="11.6cm" svg:y1="11.313cm" svg:x2="16.2cm" svg:y2="9.283cm" draw:start-shape="id3" draw:start-glue-point="1" draw:end-shape="id4" draw:end-glue-point="3" svg:d="M11600 11313h2300v-2030h2300" svg:viewBox="0 0 4601 2031">
          <text:p/>
        </draw:connector>
        <draw:connector draw:style-name="gr5" draw:text-style-name="P7" draw:layer="layout" svg:x1="11.2cm" svg:y1="4.1cm" svg:x2="14.1cm" svg:y2="4.8cm" draw:start-shape="id5" draw:start-glue-point="1" draw:end-shape="id1" draw:end-glue-point="4" svg:d="M11200 4100h2900v700" svg:viewBox="0 0 2901 701">
          <text:p/>
        </draw:connector>
        <draw:frame draw:style-name="gr3" draw:text-style-name="P6" xml:id="id6" draw:id="id6" draw:layer="layout" svg:width="4.6cm" svg:height="3.403cm" svg:x="16.2cm" svg:y="10.8cm">
          <draw:text-box>
            <text:p text:style-name="P5"><text:span text:style-name="T3">Le RQD ouvre une non-conformité dans le tableau prévu à cet effet et instruit la réclamation, en lien avec le chargé d’études, selon la procédure <text:s/>M2.P.002 du système qualité</text:span></text:p>
          </draw:text-box>
        </draw:frame>
        <draw:connector draw:style-name="gr6" draw:text-style-name="P7" draw:layer="layout" svg:x1="18.5cm" svg:y1="10cm" svg:x2="18.5cm" svg:y2="10.8cm" draw:start-shape="id4" draw:start-glue-point="2" draw:end-shape="id6" draw:end-glue-point="0" svg:d="M18500 10000v800" svg:viewBox="0 0 1 801">
          <text:p/>
        </draw:connector>
        <draw:frame draw:style-name="gr7" draw:text-style-name="P8" draw:layer="layout" svg:width="13.8cm" svg:height="1.673cm" svg:x="7.8cm" svg:y="1cm">
          <draw:text-box>
            <text:p>Logigramme de traitement des réclamations</text:p>
            <text:p>DLCF - 03/09/2020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CUER</meta:initial-creator>
    <meta:creation-date>2020-09-03T13:10:36.066000000</meta:creation-date>
    <dc:date>2020-09-03T17:14:47.256000000</dc:date>
    <dc:creator>Alexandre CUER</dc:creator>
    <meta:editing-duration>PT2H6M58S</meta:editing-duration>
    <meta:editing-cycles>2</meta:editing-cycles>
    <meta:generator>LibreOffice/6.1.4.2$Windows_X86_64 LibreOffice_project/9d0f32d1f0b509096fd65e0d4bec26ddd1938fd3</meta:generator>
    <meta:document-statistic meta:object-count="36"/>
  </office:meta>
</office:document-meta>
</file>